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luster_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ive Ba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826211" calcext:value-type="percentage">
            <text:p>82,6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48 (decision tre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9145" calcext:value-type="percentage">
            <text:p>91,4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8632" calcext:value-type="percentage">
            <text:p>86,3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8661" calcext:value-type="percentage">
            <text:p>86,6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849" calcext:value-type="percentage">
            <text:p>84,9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5:32:58.138700394</meta:creation-date>
    <dc:date>2020-05-22T15:47:32.693616489</dc:date>
    <meta:editing-duration>PT4M24S</meta:editing-duration>
    <meta:editing-cycles>2</meta:editing-cycles>
    <meta:generator>LibreOffice/6.0.7.3$Linux_X86_64 LibreOffice_project/00m0$Build-3</meta:generator>
    <meta:document-statistic meta:table-count="1" meta:cell-count="50" meta:object-count="0"/>
  </office:meta>
</office:document-meta>
</file>